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line-height="150%" fo:text-align="justify" style:justify-single-word="false"/>
    </style:style>
    <style:style style:name="P2" style:family="paragraph" style:parent-style-name="Text_20_body">
      <style:paragraph-properties fo:line-height="150%" fo:text-align="justify" style:justify-single-word="false"/>
    </style:style>
    <style:style style:name="P3" style:family="paragraph" style:parent-style-name="Text_20_body" style:list-style-name="L1">
      <style:paragraph-properties fo:line-height="150%"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Kódovací standardy</text:h>
      <text:p text:style-name="P2">Aby byl zdrojový kód přehledný a čitelný, jsou při jeho psaní uplatňovány následující standardy</text:p>
      <text:list xml:id="list42206007" text:style-name="L1">
        <text:list-item>
          <text:p text:style-name="P3">Pokud je ve formulářích seznam načítaný z databáze, nevolá se příslušná třída ve formuláři, ale vždy v controlleru. Ve formuláři je vytvořena proměnná třídy, do které se před vytvořením instance třídy uloží potřebné pole s hodnotami, které se použijí pro vytváření elementu formuláře</text:p>
        </text:list-item>
        <text:list-item>
          <text:p text:style-name="P3">V rámci jakéhokoliv modulu jsou načítány modely a formuláře buď v daném modulu nebo s prefixem Application. Moduly jsou samostatné a v jednom modulu se nevytváří instance modelů nebo formulářů uložených v jiném modulu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7M39S</meta:editing-duration>
    <meta:editing-cycles>7</meta:editing-cycles>
    <meta:generator>LibreOffice/3.5$Windows_x86 LibreOffice_project/7122e39-92ed229-498d286-15e43b4-d70da21</meta:generator>
    <dc:date>2012-08-30T22:11:18.98</dc:date>
    <meta:document-statistic meta:table-count="0" meta:image-count="0" meta:object-count="0" meta:page-count="1" meta:paragraph-count="4" meta:word-count="95" meta:character-count="616" meta:non-whitespace-character-count="527"/>
    <meta:user-defined meta:name="Info 1"/>
    <meta:user-defined meta:name="Info 2"/>
    <meta:user-defined meta:name="Info 3"/>
    <meta:user-defined meta:name="Info 4"/>
  </office:meta>
</office:document-meta>
</file>